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d83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p3 install pycryptodome - <text:span text:style-name="T1">master</text:span></text:p>
      <text:p text:style-name="Standard"/>
      <text:p text:style-name="Standard">Si em surt error</text:p>
      <text:p text:style-name="Standard">sudo apt install python3-pi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1T15:55:00.444528215</meta:creation-date>
    <dc:date>2021-01-28T15:49:12.060294566</dc:date>
    <meta:editing-duration>PT1M59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3" meta:word-count="13" meta:character-count="78" meta:non-whitespace-character-count="68"/>
  </office:meta>
</office:document-meta>
</file>